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0.666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clusion (1/2)</text:p>
          </draw:text-box>
        </draw:frame>
        <draw:frame draw:style-name="gr1" draw:text-style-name="P2" draw:layer="layout" svg:width="25.6cm" svg:height="10.916cm" svg:x="2.2cm" svg:y="3.4cm">
          <draw:text-box>
            <text:list text:style-name="L2">
              <text:list-item>
                <text:p text:style-name="P1">We have provided an overview of <text:span text:style-name="T1">Conflict Management in Groups</text:span></text:p>
              </text:list-item>
              <text:list-item>
                <text:p text:style-name="P1"><text:span text:style-name="T2">Key point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For most groups, conflict is inevitable</text:span></text:p>
                              </text:list-item>
                              <text:list-item>
                                <text:p text:style-name="P1"><text:span text:style-name="T2">Conflict can occur as a result of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Personal tension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Professional differences in matters concerning strategy, goals or roles</text:p>
                                              </text:list-item>
                                              <text:list-item>
                                                <text:p>External factors such as policies or resource constraints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Conflicts can usually be resolved through various strategies, most of which requi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Clear and authentic communication</text:p>
                                              </text:list-item>
                                              <text:list-item>
                                                <text:p>Either compromise or consensu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 (2/2)</text:p>
          </draw:text-box>
        </draw:frame>
        <draw:frame draw:style-name="gr3" draw:text-style-name="P2" draw:layer="layout" svg:width="25.6cm" svg:height="9.494cm" svg:x="2.2cm" svg:y="3.4cm">
          <draw:text-box>
            <text:list text:style-name="L5">
              <text:list-item>
                <text:p><text:span text:style-name="T2">While consensus can be more challenging to achieve, often requiring substantial collaboration and communication, it is an ideal resolution to which every group in conflict should strive (Innes, 2004) (Matz &amp; Wood, 2005).</text:span></text:p>
                <text:p><text:span text:style-name="T2"/></text:p>
              </text:list-item>
              <text:list-item>
                <text:p><text:span text:style-name="T2">Keep in mind that effective conflict resolution generally requires:</text:span></text:p>
                <text:p><text:span text:style-name="T2"/></text:p>
                <text:list>
                  <text:list-item>
                    <text:list>
                      <text:list-item>
                        <text:p><text:span text:style-name="T2">Inclusion of all stakeholders</text:span></text:p>
                      </text:list-item>
                      <text:list-item>
                        <text:p><text:span text:style-name="T2">An effort by each member to understanding all points of contention from every perspective </text:span></text:p>
                      </text:list-item>
                      <text:list-item>
                        <text:p><text:span text:style-name="T2">Open dialogue that respects all and allows full participation by all members</text:span></text:p>
                      </text:list-item>
                      <text:list-item>
                        <text:p><text:span text:style-name="T2">An autonomous process that allows all factors (including the status quo and pre-existing assumptions) to be questio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09:51:26.192924629</meta:creation-date>
    <meta:generator>LibreOffice/6.0.7.3$Linux_X86_64 LibreOffice_project/00m0$Build-3</meta:generator>
    <dc:date>2019-07-09T10:37:07.475739884</dc:date>
    <meta:editing-duration>PT21M48S</meta:editing-duration>
    <meta:editing-cycles>5</meta:editing-cycles>
    <meta:document-statistic meta:object-count="29"/>
  </office:meta>
</office:document-meta>
</file>